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729in" fo:margin-left="-0.0854in" table:align="left" style:writing-mode="lr-tb"/>
    </style:style>
    <style:style style:name="Table1.A" style:family="table-column">
      <style:table-column-properties style:column-width="1.4993in"/>
    </style:style>
    <style:style style:name="Table1.B" style:family="table-column">
      <style:table-column-properties style:column-width="0.8118in"/>
    </style:style>
    <style:style style:name="Table1.C" style:family="table-column">
      <style:table-column-properties style:column-width="3.4403in"/>
    </style:style>
    <style:style style:name="Table1.D" style:family="table-column">
      <style:table-column-properties style:column-width="1.121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/>
    </style:style>
    <style:style style:name="Table1.B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/>
    </style:style>
    <style:style style:name="Table1.D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" style:family="paragraph" style:parent-style-name="Standard">
      <style:text-properties fo:language="en" fo:country="IN"/>
    </style:style>
    <style:style style:name="P4" style:family="paragraph" style:parent-style-name="Standard">
      <style:text-properties style:font-name="Times New Roman" fo:language="en" fo:country="IN" fo:font-weight="bold" style:font-weight-asian="bold"/>
    </style:style>
    <style:style style:name="P5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  <style:text-properties style:font-name="Times New Roman" fo:language="en" fo:country="IN" fo:font-weight="bold" style:font-weight-asian="bold"/>
    </style:style>
    <style:style style:name="P6" style:family="paragraph" style:parent-style-name="Standard">
      <style:paragraph-properties fo:line-height="100%" fo:hyphenation-ladder-count="no-limit" style:text-autospace="none"/>
      <style:text-properties style:font-name="Times New Roman" style:letter-kerning="true" style:language-asian="en" style:country-asian="US" style:font-size-complex="12pt" fo:hyphenate="true" fo:hyphenation-remain-char-count="2" fo:hyphenation-push-char-count="2"/>
    </style:style>
    <style:style style:name="P7" style:family="paragraph" style:parent-style-name="Standard">
      <style:paragraph-properties fo:line-height="100%" fo:hyphenation-ladder-count="no-limit" style:text-autospace="none"/>
      <style:text-properties style:font-name="Book Antiqua" fo:font-size="11.5pt" style:letter-kerning="true" style:font-size-asian="11.5pt" style:language-asian="en" style:country-asian="US" style:font-name-complex="Book Antiqua" style:font-size-complex="11.5pt" fo:hyphenate="true" fo:hyphenation-remain-char-count="2" fo:hyphenation-push-char-count="2"/>
    </style:style>
    <style:style style:name="P8" style:family="paragraph" style:parent-style-name="Standard">
      <style:paragraph-properties fo:line-height="100%" fo:hyphenation-ladder-count="no-limit" style:text-autospace="none"/>
      <style:text-properties style:font-name="Book Antiqua" fo:font-size="11.5pt" fo:font-style="italic" style:letter-kerning="true" style:font-size-asian="11.5pt" style:language-asian="en" style:country-asian="US" style:font-style-asian="italic" style:font-name-complex="Book Antiqua" style:font-size-complex="11.5pt" style:font-style-complex="italic" fo:hyphenate="true" fo:hyphenation-remain-char-count="2" fo:hyphenation-push-char-count="2"/>
    </style:style>
    <style:style style:name="P9" style:family="paragraph" style:parent-style-name="Standard">
      <style:paragraph-properties fo:margin-top="0.028in" fo:margin-bottom="0.028in" style:snap-to-layout-grid="false"/>
      <style:text-properties fo:language="en" fo:country="IN" fo:font-weight="bold" style:font-weight-asian="bold"/>
    </style:style>
    <style:style style:name="P10" style:family="paragraph" style:parent-style-name="Standard">
      <style:paragraph-properties fo:margin-top="0.028in" fo:margin-bottom="0.028in" style:snap-to-layout-grid="false"/>
      <style:text-properties fo:language="en" fo:country="IN"/>
    </style:style>
    <style:style style:name="P11" style:family="paragraph" style:parent-style-name="Contents_20_1">
      <style:paragraph-properties>
        <style:tab-stops>
          <style:tab-stop style:position="0.25in"/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3" style:family="paragraph" style:parent-style-name="Title">
      <style:text-properties fo:language="en" fo:country="IN"/>
    </style:style>
    <style:style style:name="P14" style:family="paragraph" style:parent-style-name="Title">
      <style:paragraph-properties fo:margin-top="0.0835in" fo:margin-bottom="0.0835in"/>
      <style:text-properties fo:font-size="20pt" fo:language="en" fo:country="IN" style:font-size-asian="20pt"/>
    </style:style>
    <style:style style:name="P15" style:family="paragraph" style:parent-style-name="TOCEntry">
      <style:text-properties fo:language="en" fo:country="IN"/>
    </style:style>
    <style:style style:name="P16" style:family="paragraph" style:parent-style-name="TOCEntry">
      <style:text-properties style:font-name="Book Antiqua" fo:font-size="11.5pt" style:letter-kerning="true" style:font-size-asian="11.5pt" style:language-asian="en" style:country-asian="US" style:font-name-complex="Book Antiqua" style:font-size-complex="11.5pt"/>
    </style:style>
    <style:style style:name="P17" style:family="paragraph" style:parent-style-name="template">
      <style:text-properties style:font-name="Times New Roman" style:letter-kerning="true" style:language-asian="en" style:country-asian="US" style:font-size-complex="12pt"/>
    </style:style>
    <style:style style:name="P18" style:family="paragraph" style:parent-style-name="template">
      <style:text-properties fo:language="en" fo:country="IN"/>
    </style:style>
    <style:style style:name="P19" style:family="paragraph" style:parent-style-name="template">
      <style:paragraph-properties fo:margin-left="0in" fo:margin-right="0in" fo:text-indent="0.4925in" style:auto-text-indent="false"/>
      <style:text-properties style:font-name="Times New Roman" style:letter-kerning="true" style:language-asian="en" style:country-asian="US" style:font-size-complex="12pt"/>
    </style:style>
    <style:style style:name="P20" style:family="paragraph" style:parent-style-name="ByLine">
      <style:text-properties fo:language="en" fo:country="IN"/>
    </style:style>
    <style:style style:name="P21" style:family="paragraph" style:parent-style-name="HTML_20_Preformatted">
      <style:paragraph-properties fo:text-align="end" style:justify-single-word="false"/>
    </style:style>
    <style:style style:name="P22" style:family="paragraph" style:parent-style-name="HTML_20_Preformatted">
      <style:paragraph-properties fo:text-align="end" style:justify-single-word="false"/>
      <style:text-properties style:font-name="Pristina" fo:font-size="18pt" style:font-size-asian="18pt" style:font-size-complex="18pt"/>
    </style:style>
    <style:style style:name="P23" style:family="paragraph" style:parent-style-name="HTML_20_Preformatted">
      <style:paragraph-properties fo:text-align="end" style:justify-single-word="false"/>
      <style:text-properties style:font-name="Pristina" fo:font-size="18pt" fo:language="en" fo:country="IN" style:font-size-asian="18pt" style:font-size-complex="18pt"/>
    </style:style>
    <style:style style:name="P24" style:family="paragraph" style:parent-style-name="Standard">
      <style:paragraph-properties fo:line-height="100%" fo:hyphenation-ladder-count="no-limit" style:text-autospace="none"/>
      <style:text-properties style:font-name="Times New Roman" fo:font-size="12pt" style:letter-kerning="true" style:font-size-asian="12pt" style:language-asian="en" style:country-asian="US" style:font-name-complex="Book Antiqua" style:font-size-complex="12pt" fo:hyphenate="true" fo:hyphenation-remain-char-count="2" fo:hyphenation-push-char-count="2"/>
    </style:style>
    <style:style style:name="P25" style:family="paragraph" style:parent-style-name="Standard">
      <style:paragraph-properties fo:line-height="100%" fo:hyphenation-ladder-count="no-limit" style:text-autospace="none"/>
      <style:text-properties style:font-name="Times New Roman" fo:font-size="12pt" fo:font-style="italic" style:letter-kerning="true" style:font-size-asian="12pt" style:language-asian="en" style:country-asian="US" style:font-style-asian="italic" style:font-name-complex="Book Antiqua" style:font-size-complex="12pt" style:font-style-complex="italic" fo:hyphenate="true" fo:hyphenation-remain-char-count="2" fo:hyphenation-push-char-count="2"/>
    </style:style>
    <style:style style:name="P26" style:family="paragraph" style:parent-style-name="Heading_20_1">
      <style:text-properties fo:language="en" fo:country="IN"/>
    </style:style>
    <style:style style:name="P27" style:family="paragraph" style:parent-style-name="Heading_20_1" style:master-page-name="Convert_20_2">
      <style:paragraph-properties style:page-number="auto"/>
      <style:text-properties fo:language="en" fo:country="IN"/>
    </style:style>
    <style:style style:name="P28" style:family="paragraph" style:parent-style-name="Heading_20_2">
      <style:text-properties fo:language="en" fo:country="IN"/>
    </style:style>
    <style:style style:name="P29" style:family="paragraph" style:parent-style-name="TOCEntry" style:master-page-name="Convert_20_1">
      <style:paragraph-properties style:page-number="auto"/>
      <style:text-properties fo:language="en" fo:country="IN"/>
    </style:style>
    <style:style style:name="P30" style:family="paragraph" style:parent-style-name="Title" style:master-page-name="Standard">
      <style:paragraph-properties style:page-number="auto"/>
      <style:text-properties fo:language="en" fo:country="IN"/>
    </style:style>
    <style:style style:name="P31" style:family="paragraph" style:parent-style-name="template" style:list-style-name="WW8Num2">
      <style:text-properties fo:language="en" fo:country="IN"/>
    </style:style>
    <style:style style:name="P32" style:family="paragraph" style:parent-style-name="template" style:list-style-name="WW8Num3">
      <style:text-properties fo:language="en" fo:country="IN"/>
    </style:style>
    <style:style style:name="P33" style:family="paragraph" style:parent-style-name="template">
      <style:text-properties style:font-name="Times New Roman"/>
    </style:style>
    <style:style style:name="P34" style:family="paragraph" style:parent-style-name="template">
      <style:text-properties style:font-name="Times New Roman" fo:language="en" fo:country="IN"/>
    </style:style>
    <style:style style:name="P35" style:family="paragraph" style:parent-style-name="HTML_20_Preformatted">
      <style:paragraph-properties fo:text-align="end" style:justify-single-word="false"/>
    </style:style>
    <style:style style:name="P36" style:family="paragraph" style:parent-style-name="HTML_20_Preformatted">
      <style:paragraph-properties fo:text-align="end" style:justify-single-word="false"/>
      <style:text-properties style:font-name="Pristina" fo:font-size="16pt" fo:language="en" fo:country="IN" style:font-size-asian="16pt" style:font-size-complex="16pt"/>
    </style:style>
    <style:style style:name="T1" style:family="text">
      <style:text-properties fo:language="en" fo:country="IN"/>
    </style:style>
    <style:style style:name="T2" style:family="text">
      <style:text-properties fo:language="en" fo:country="IN" style:font-name-complex="Arial"/>
    </style:style>
    <style:style style:name="T3" style:family="text">
      <style:text-properties style:font-name="Pristina"/>
    </style:style>
    <style:style style:name="T4" style:family="text">
      <style:text-properties style:font-name="Pristina" fo:font-size="18pt" style:font-size-asian="18pt" style:font-size-complex="18pt"/>
    </style:style>
    <style:style style:name="T5" style:family="text">
      <style:text-properties style:font-name="Pristina" fo:font-size="18pt" fo:language="fr" fo:country="FR" style:font-size-asian="18pt" style:font-size-complex="18pt"/>
    </style:style>
    <style:style style:name="T6" style:family="text">
      <style:text-properties style:font-name="Pristina" fo:language="fr" fo:country="FR"/>
    </style:style>
    <style:style style:name="T7" style:family="text">
      <style:text-properties style:font-name="Pristina" fo:font-size="17pt" style:font-size-asian="17pt" style:font-size-complex="17pt"/>
    </style:style>
    <style:style style:name="T8" style:family="text">
      <style:text-properties style:font-name="Pristina" fo:font-size="17pt" fo:language="fr" fo:country="FR" style:font-size-asian="17pt" style:font-size-complex="17pt"/>
    </style:style>
    <style:style style:name="T9" style:family="text">
      <style:text-properties style:font-name="Pristina" fo:font-size="16pt" style:font-size-asian="16pt" style:font-size-complex="16pt"/>
    </style:style>
    <style:style style:name="T10" style:family="text">
      <style:text-properties style:font-name="Pristina" fo:font-size="16pt" fo:language="fr" fo:country="FR" style:font-size-asian="16pt" style:font-size-complex="16pt"/>
    </style:style>
    <style:style style:name="T11" style:family="text">
      <style:text-properties style:font-name="Arial"/>
    </style:style>
    <style:style style:name="T12" style:family="text">
      <style:text-properties fo:color="#0000ff" style:font-name="Arial" style:font-name-complex="Arial"/>
    </style:style>
    <style:style style:name="T13" style:family="text">
      <style:text-properties style:font-name="Times New Roman" fo:language="en" fo:country="IN" style:font-size-complex="12pt"/>
    </style:style>
    <style:style style:name="T14" style:family="text">
      <style:text-properties fo:language="en" fo:country="US" style:language-asian="ar" style:country-asian="SA" style:language-complex="ar" style:country-complex="SA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from-top" style:vertical-rel="paragraph" style:horizontal-pos="from-left" style:horizontal-rel="paragraph" fo:background-color="#ffffff" style:background-transparency="0%" fo:padding="0.0591in" fo:border="0.0008in solid #000000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oftware Requirements Specification</text:p>
      <text:p text:style-name="P14">for</text:p>
      <text:p text:style-name="P13">Automatic Routine Management System</text:p>
      <text:p text:style-name="P20">Version 1.0 approved</text:p>
      <text:p text:style-name="P23">Prepared by </text:p>
      <text:p text:style-name="P36"/>
      <text:p text:style-name="P21"><text:span text:style-name="T9">Subhobrata Dey &lt;</text:span><text:a xlink:type="simple" xlink:href="mailto:sbcd90@gmail.com"><text:span text:style-name="Internet_20_link"><text:span text:style-name="T9">sbcd90@gmail.com</text:span></text:span></text:a><text:span text:style-name="T9">&gt;</text:span></text:p>
      <text:p text:style-name="P21"><text:span text:style-name="T9">Tridip Kr. Chakraborty &lt;</text:span><text:a xlink:type="simple" xlink:href="mailto:tridz.inc@gmail.com"><text:span text:style-name="Internet_20_link"><text:span text:style-name="T9">tridz.inc@gmail.com</text:span></text:span></text:a><text:span text:style-name="T9">&gt;</text:span></text:p>
      <text:p text:style-name="P21"><text:span text:style-name="T10">Dibyendu Das &lt;</text:span><text:a xlink:type="simple" xlink:href="mailto:iou.in.21@gmail.com"><text:span text:style-name="Internet_20_link"><text:span text:style-name="T9">iou.in.21@gmail.com</text:span></text:span></text:a><text:span text:style-name="T10">&gt;</text:span></text:p>
      <text:p text:style-name="P21"><text:span text:style-name="T9">Vikraman Choudhury &lt;</text:span><text:a xlink:type="simple" xlink:href="mailto:vikraman.choudhury@gmail.com"><text:span text:style-name="Internet_20_link"><text:span text:style-name="T9">vikraman.choudhury@gmail.com</text:span></text:span></text:a><text:span text:style-name="T9">&gt;</text:span></text:p>
      <text:p text:style-name="P21"><text:span text:style-name="T9">Sudipta Halder &lt;</text:span><text:a xlink:type="simple" xlink:href="mailto:sudiptaismm@gmail.com"><text:span text:style-name="Internet_20_link"><text:span text:style-name="T9">sudiptaismm@gmail.com</text:span></text:span></text:a><text:span text:style-name="T9">&gt;</text:span></text:p>
      <text:p text:style-name="P21"><text:span text:style-name="T9">Ramit Hansda &lt;</text:span><text:a xlink:type="simple" xlink:href="mailto:ramit.ju.cse@gmail.com"><text:span text:style-name="Internet_20_link"><text:span text:style-name="T9">ramit.ju.cse@gmail.com</text:span></text:span></text:a><text:span text:style-name="T9">&gt;</text:span></text:p>
      <text:p text:style-name="P22"/>
      <text:p text:style-name="P2"><draw:frame draw:style-name="fr1" draw:name="Frame1" text:anchor-type="char" svg:x="-0.0307in" svg:y="0.9543in" svg:width="6.9055in" svg:height="1.0516in" draw:z-index="0"><draw:text-box><text:p text:style-name="Standard"><text:span text:style-name="T12">eLearning versions of several popular Process Impact training seminars are available at </text:span><text:a xlink:type="simple" xlink:href="http://www.processimpact.com/elearning.shtml"><text:span text:style-name="Internet_20_link"><text:span text:style-name="T11">www.processimpact.com/elearning.shtml</text:span></text:span></text:a><text:span text:style-name="T12">, including “In Search of Excellent Requirements,” “Exploring User Requirements with Use Cases,” “Writing High-Quality Requirements,” “Software Inspections and Peer Reviews,” and “Project Management Best Practices”. Single-user and corporate-wide site licenses are both available.</text:span></text:p><text:p text:style-name="Frame_20_contents"/></draw:text-box></draw:frame>March 8, 2010</text:p>
      <text:p text:style-name="P29">Table of Content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2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33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1">1. Introduction<text:tab/>3</text:p>
          <text:p text:style-name="P12">1.1 Purpose <text:tab/>3</text:p>
          <text:p text:style-name="P12">1.2 Document Conventions<text:tab/>3</text:p>
          <text:p text:style-name="P12">1.3 Intended Audience and Reading Suggestions<text:tab/>3</text:p>
          <text:p text:style-name="P12">1.4 Project Scope<text:tab/>3</text:p>
          <text:p text:style-name="P12">1.5 References<text:tab/>3</text:p>
          <text:p text:style-name="P11">2. Overall Description<text:tab/>3</text:p>
          <text:p text:style-name="P12">2.1 Product Perspective<text:tab/>3</text:p>
          <text:p text:style-name="P12">2.2 Product Features<text:tab/>4</text:p>
          <text:p text:style-name="P12">2.3 User Classes and Characteristics<text:tab/>4</text:p>
          <text:p text:style-name="P12">2.4 Operating Environment<text:tab/>4</text:p>
          <text:p text:style-name="P12">2.5 Design and Implementation Constraints<text:tab/>4</text:p>
          <text:p text:style-name="P12">2.6 User Documentation<text:tab/>4</text:p>
          <text:p text:style-name="P12">2.7 Assumptions and Dependencies<text:tab/>4</text:p>
          <text:p text:style-name="P11">3. System Features<text:tab/>4</text:p>
          <text:p text:style-name="P11">4. External Interface Requirements<text:tab/>5</text:p>
          <text:p text:style-name="P12">4.1 User Interfaces<text:tab/>5</text:p>
          <text:p text:style-name="P12">4.2 Hardware Interfaces<text:tab/>5</text:p>
          <text:p text:style-name="P12">4.3 Software Interfaces<text:tab/>5</text:p>
          <text:p text:style-name="P12">4.4 Communications Interfaces<text:tab/>5</text:p>
          <text:p text:style-name="P11">5. Other Nonfunctional Requirements<text:tab/>5</text:p>
          <text:p text:style-name="P12">5.1 Performance Requirements<text:tab/>5</text:p>
          <text:p text:style-name="P12">5.2 Safety Requirements<text:tab/>5</text:p>
          <text:p text:style-name="P12">5.3 Security Requirements<text:tab/>5</text:p>
          <text:p text:style-name="P12">5.4 Software Quality Attributes<text:tab/>5</text:p>
          <text:p text:style-name="P11">6. Other Requirements<text:tab/>6</text:p>
        </text:index-body>
      </text:table-of-content>
      <text:section text:style-name="Sect2" text:name="Section2">
        <text:p text:style-name="P5"/>
        <text:p text:style-name="P4"/>
        <text:p text:style-name="P15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9">Name</text:p>
            </table:table-cell>
            <table:table-cell table:style-name="Table1.B1" office:value-type="string">
              <text:p text:style-name="P9">Date</text:p>
            </table:table-cell>
            <table:table-cell table:style-name="Table1.B1" office:value-type="string">
              <text:p text:style-name="P9">Reason For Changes</text:p>
            </table:table-cell>
            <table:table-cell table:style-name="Table1.D1" office:value-type="string">
              <text:p text:style-name="P9">Version</text:p>
            </table:table-cell>
          </table:table-row>
          <table:table-row table:style-name="Table1.1">
            <table:table-cell table:style-name="Table1.A2" office:value-type="string">
              <text:p text:style-name="P10"/>
            </table:table-cell>
            <table:table-cell table:style-name="Table1.B2" office:value-type="string">
              <text:p text:style-name="P10"/>
            </table:table-cell>
            <table:table-cell table:style-name="Table1.B2" office:value-type="string">
              <text:p text:style-name="P10"/>
            </table:table-cell>
            <table:table-cell table:style-name="Table1.D2" office:value-type="string">
              <text:p text:style-name="P10"/>
            </table:table-cell>
          </table:table-row>
          <table:table-row table:style-name="Table1.1">
            <table:table-cell table:style-name="Table1.A3" office:value-type="string">
              <text:p text:style-name="P10"/>
            </table:table-cell>
            <table:table-cell table:style-name="Table1.B3" office:value-type="string">
              <text:p text:style-name="P10"/>
            </table:table-cell>
            <table:table-cell table:style-name="Table1.B3" office:value-type="string">
              <text:p text:style-name="P10"/>
            </table:table-cell>
            <table:table-cell table:style-name="Table1.D3" office:value-type="string">
              <text:p text:style-name="P10"/>
            </table:table-cell>
          </table:table-row>
        </table:table>
        <text:p text:style-name="Standard"/>
        <text:p text:style-name="P3"/>
        <text:p text:style-name="Footer"/>
      </text:section>
      <text:h text:style-name="P27" text:outline-level="1">Introduction</text:h>
      <text:h text:style-name="P28" text:outline-level="2">Purpose </text:h>
      <text:p text:style-name="template"><text:span text:style-name="T13">Automatic Routine Management System (ARMS) is intended for the users in an educational institution to assign courses to teachers depending upon their preferences</text:span><text:span text:style-name="T13"> for a particular list of subjects. </text:span></text:p>
      <text:p text:style-name="P19">This document is meant to delineate the features of ARMS, so as to serve as a</text:p>
      <text:p text:style-name="P6">guide to the developers on one hand and a software validation document for the</text:p>
      <text:p text:style-name="P17">prospective client on the other.</text:p>
      <text:h text:style-name="P28" text:outline-level="2">Document Conventions</text:h>
      <text:p text:style-name="P34">Typeface of headers is “Times, 18 pt”, sub-headers is “Times, 14 pt”, and text is “Times, 12 pt”.</text:p>
      <text:h text:style-name="P28" text:outline-level="2">Intended Audience and Reading Suggestions</text:h>
      <text:p text:style-name="P33"><text:span text:style-name="T1">Developers interested in the project can start from the “Overview”</text:span><text:span text:style-name="T1"> section. Users and clients who are not acquainted with the purpose of the project can proceed from the “Introduction” section.</text:span></text:p>
      <text:h text:style-name="P28" text:outline-level="2">Project Scope</text:h>
      <text:p text:style-name="P24">We describe what features are in the scope of the software and what are not in</text:p>
      <text:p text:style-name="P24">the scope of the software to be developed.</text:p>
      <text:p text:style-name="P25">In Scope:</text:p>
      <text:p text:style-name="P24">a. Managing course preference selections of a single teacher, which would include course details.</text:p>
      <text:p text:style-name="P24">b. Consideration of teacher seniority.</text:p>
      <text:p text:style-name="P24">b. Computation of optimised solution of the assignment of courses to teachers.</text:p>
      <text:p text:style-name="P24">c. User authentication.</text:p>
      <text:p text:style-name="P24">d. Entry of subject list by administrator.</text:p>
      <text:p text:style-name="P25">Out of Scope:</text:p>
      <text:p text:style-name="P24">a. Optimised solution may not be the most practically feasible solution.</text:p>
      <text:p text:style-name="P24">b. Optimised solution may not be fullproof.</text:p>
      <text:h text:style-name="P28" text:outline-level="2">References</text:h>
      <text:p text:style-name="template"><text:a xlink:type="simple" xlink:href="http://www.processimpact.com/"><text:span text:style-name="Internet_20_link"><text:span text:style-name="T14">http://www.processimpact.com</text:span></text:span></text:a></text:p>
      <text:h text:style-name="P26" text:outline-level="1"><text:soft-page-break/>Overall Description</text:h>
      <text:h text:style-name="P28" text:outline-level="2">Product Perspective</text:h>
      <text:p text:style-name="P18">The Automatic Routine Management System is an innovative software product that generates a possible solution to the problem of assigning subjects to teachers in an educational institution.</text:p>
      <text:h text:style-name="P28" text:outline-level="2">Product Features</text:h>
      <text:list xml:id="list1851996902" text:style-name="WW8Num2">
        <text:list-item>
          <text:p text:style-name="P31">List of subjects and teachers available to be entered by administrator</text:p>
        </text:list-item>
        <text:list-item>
          <text:p text:style-name="P31">Teachers’ preference to be entered by teachers</text:p>
        </text:list-item>
        <text:list-item>
          <text:p text:style-name="P31">Optimized solution generated by software</text:p>
        </text:list-item>
        <text:list-item>
          <text:p text:style-name="P31">Formatted output viewable by user</text:p>
        </text:list-item>
      </text:list>
      <text:h text:style-name="P28" text:outline-level="2">User Classes and Characteristics</text:h>
      <text:list xml:id="list1621561705" text:style-name="WW8Num3">
        <text:list-item>
          <text:p text:style-name="P32">Administrator : Enumerate the list of teachers and subjects</text:p>
        </text:list-item>
        <text:list-item>
          <text:p text:style-name="P32">Teacher : Input preference</text:p>
        </text:list-item>
        <text:list-item>
          <text:p text:style-name="P32">User : View assignment of subjects to teachers</text:p>
        </text:list-item>
      </text:list>
      <text:h text:style-name="P28" text:outline-level="2">Operating Environment</text:h>
      <text:p text:style-name="template"><text:span text:style-name="T1">The software is distributed as a JAVA</text:span><text:span text:style-name="T2">™</text:span><text:span text:style-name="T1"> jar file which is a platform independent executable and can be executed on all platforms which have the JRE (JAVA</text:span><text:span text:style-name="T2">™ runtime environment) installed with the AWT class library. The graphical user interface of the application will be displayed in the respective windowing subsystem used by the operating system.</text:span></text:p>
      <text:h text:style-name="P28" text:outline-level="2">Design and Implementation Constraints</text:h>
      <text:p text:style-name="P18">None</text:p>
      <text:h text:style-name="P28" text:outline-level="2">User Documentation</text:h>
      <text:p text:style-name="template"><text:span text:style-name="T1">Available online at : </text:span><text:a xlink:type="simple" xlink:href="http://github.com/vh4x0r/ARMS/"><text:span text:style-name="Internet_20_link">http://github.com/vh4x0r/ARMS/</text:span></text:a></text:p>
      <text:p text:style-name="P18">Also available offline from the Help menu within the application.</text:p>
      <text:h text:style-name="P28" text:outline-level="2">Assumptions and Dependencies</text:h>
      <text:p text:style-name="P18">None</text:p>
      <text:p text:style-name="P18"/>
      <text:p text:style-name="P18"/>
      <text:p text:style-name="P18"/>
      <text:p text:style-name="P18"/>
      <text:h text:style-name="P26" text:outline-level="1"><text:soft-page-break/>System Features</text:h>
      <text:p text:style-name="P18">To be added in further revisions.</text:p>
      <text:h text:style-name="P26" text:outline-level="1">External Interface Requirements</text:h>
      <text:h text:style-name="P28" text:outline-level="2">User Interfaces</text:h>
      <text:p text:style-name="P18">To be added in further revisions.</text:p>
      <text:h text:style-name="P28" text:outline-level="2">Hardware Interfaces</text:h>
      <text:p text:style-name="P18">To be added in further revisions.</text:p>
      <text:h text:style-name="P28" text:outline-level="2">Software Interfaces</text:h>
      <text:p text:style-name="P18">To be added in further revisions.</text:p>
      <text:h text:style-name="P28" text:outline-level="2">Communications Interfaces</text:h>
      <text:p text:style-name="P18">To be added in further revisions.</text:p>
      <text:h text:style-name="P26" text:outline-level="1">Other Nonfunctional Requirements</text:h>
      <text:h text:style-name="P28" text:outline-level="2">Performance Requirements</text:h>
      <text:p text:style-name="P18">Optimised solution should be generated in realtime so that the data is available to user after logging into the system,</text:p>
      <text:h text:style-name="P28" text:outline-level="2">Safety Requirements</text:h>
      <text:p text:style-name="P18">None.</text:p>
      <text:h text:style-name="P28" text:outline-level="2">Security Requirements</text:h>
      <text:p text:style-name="template"><text:span text:style-name="T1">User must be a student having a valid student ID to view the list of courses assigned to teachers. Teacher having a </text:span><text:span text:style-name="T1">valid teacher ID can enlist the subjects and choose his subjects of prefernce. Administrator can update the list of subjects, as well as manage the user database.</text:span></text:p>
      <text:h text:style-name="P28" text:outline-level="2"><text:soft-page-break/>Software Quality Attributes</text:h>
      <text:p text:style-name="P18">The software is developed using a simple GUI, which is intuitive for any new user.</text:p>
      <text:p text:style-name="P18"/>
      <text:p text:style-name="P18"/>
      <text:p text:style-name="P18"/>
      <text:h text:style-name="P26" text:outline-level="1">Other Requirements</text:h>
      <text:p text:style-name="P15">Appendix A: Glossary</text:p>
      <text:p text:style-name="P15"/>
      <text:p text:style-name="P8">Acronyms and Abbreviations:</text:p>
      <text:p text:style-name="P7">a. ARMS : Automatic Routine Management System.</text:p>
      <text:p text:style-name="P7">b. SRS: Software Requirements Specification.</text:p>
      <text:p text:style-name="P7">c. WWW: World Wide Web.</text:p>
      <text:p text:style-name="P7">d. GUI: Graphical User Interface.</text:p>
      <text:p text:style-name="P16"/>
      <text:p text:style-name="templa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665in" fo:text-align="start" style:justify-single-word="false" fo:orphans="2" fo:widows="2" fo:hyphenation-ladder-count="no-limit" style:writing-mode="lr-tb"/>
      <style:text-properties style:use-window-font-color="true" style:font-name="Times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.1665in" style:line-height-at-least="0.1665in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line-height-at-least="0.1665in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1665in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417in" fo:line-height="0.1528in" fo:text-align="justify" style:justify-single-word="false" fo:keep-with-next="always"/>
      <style:text-properties style:font-name="Times New Roman"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 fo:line-height="0.1528in" fo:text-align="justify" style:justify-single-word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 fo:line-height="0.1528in" fo:text-align="justify" style:justify-single-word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665in" fo:margin-bottom="0.0417in" fo:line-height="0.1528in" fo:text-align="justify" style:justify-single-word="false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 fo:line-height="0.1528in" fo:text-align="justify" style:justify-single-word="false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fo:line-height="0.1528in" fo:text-align="justify" style:justify-single-word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/>
    <style:style style:name="Contents_20_1" style:display-name="Contents 1" style:family="paragraph" style:parent-style-name="Standard" style:class="index">
      <style:paragraph-properties fo:margin-left="0.25in" fo:margin-right="0in" fo:margin-top="0.0417in" fo:margin-bottom="0in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/>
    <style:style style:name="level_20_5" style:display-name="level 5" style:family="paragraph" style:parent-style-name="Standard"/>
    <style:style style:name="Title" style:family="paragraph" style:parent-style-name="Standard" style:next-style-name="Subtitle" style:class="chapter">
      <style:paragraph-properties fo:margin-top="0.1665in" fo:margin-bottom="0.5in" style:line-height-at-least="0.0693in" fo:text-align="end" style:justify-single-word="false"/>
      <style:text-properties style:font-name="Arial" fo:font-size="32pt" fo:font-weight="bold" style:letter-kerning="true" style:font-size-asian="32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Entry" style:family="paragraph" style:parent-style-name="Standard"/>
    <style:style style:name="Contents_20_3" style:display-name="Contents 3" style:family="paragraph" style:parent-style-name="Standard" style:class="index">
      <style:paragraph-properties fo:margin-left="0.3335in" fo:margin-right="0in" fo:text-indent="0in" style:auto-text-indent="false">
        <style:tab-stops>
          <style:tab-stop style:position="0.8335in"/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1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1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emplate" style:family="paragraph" style:parent-style-name="Standard"/>
    <style:style style:name="level_20_3_20_text" style:display-name="level 3 text" style:family="paragraph" style:parent-style-name="Standard"/>
    <style:style style:name="requirement" style:family="paragraph" style:parent-style-name="level_20_4"/>
    <style:style style:name="ByLine" style:family="paragraph" style:parent-style-name="Title"/>
    <style:style style:name="ChangeHistory_20_Title" style:display-name="ChangeHistory Title" style:family="paragraph" style:parent-style-name="Standard"/>
    <style:style style:name="SuperTitle" style:family="paragraph" style:parent-style-name="Title"/>
    <style:style style:name="line" style:family="paragraph" style:parent-style-name="Title"/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letter-kerning="true" style:font-size-asian="10pt" style:font-name-complex="Courier New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 style:parent-style-name="WW-Default_20_Paragraph_20_Font"/>
    <style:style style:name="ListLabel_20_1" style:display-name="ListLabel 1" style:family="text">
      <style:text-properties style:font-name-complex="Courier New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9in" fo:margin-right="0.9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Copyright © 2002 by Karl E. Wiegers. Permission is granted to use, modify, and distribute this document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oftware Requirements Specification </dc:title>
    <dc:subject>SRS for ARMS</dc:subject>
    <meta:keyword>SRS</meta:keyword>
    <meta:initial-creator>Vikraman Choudhury</meta:initial-creator>
    <meta:creation-date>2010-03-03T05:35:00</meta:creation-date>
    <dc:date>2010-04-04T17:28:00</dc:date>
    <meta:print-date>2113-01-01T00:00:00</meta:print-date>
    <meta:editing-cycles>40</meta:editing-cycles>
    <meta:editing-duration>PT01H15M33S</meta:editing-duration>
    <meta:generator>OpenOffice.org/3.2$Unix OpenOffice.org_project/320m12$Build-9483</meta:generator>
    <meta:document-statistic meta:table-count="1" meta:image-count="0" meta:object-count="0" meta:page-count="6" meta:paragraph-count="118" meta:word-count="816" meta:character-count="5333"/>
    <meta:user-defined meta:name="Info 1"/>
    <meta:user-defined meta:name="Info 2"/>
    <meta:user-defined meta:name="Info 3"/>
    <meta:user-defined meta:name="Info 4"/>
  </office:meta>
</office:document-meta>
</file>